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4403in" style:rel-column-width="2074*"/>
    </style:style>
    <style:style style:name="Table3.B" style:family="table-column">
      <style:table-column-properties style:column-width="0.1826in" style:rel-column-width="263*"/>
    </style:style>
    <style:style style:name="Table3.C" style:family="table-column">
      <style:table-column-properties style:column-width="1.691in" style:rel-column-width="2435*"/>
    </style:style>
    <style:style style:name="Table3.D" style:family="table-column">
      <style:table-column-properties style:column-width="1.5646in" style:rel-column-width="2253*"/>
    </style:style>
    <style:style style:name="Table3.E" style:family="table-column">
      <style:table-column-properties style:column-width="0.1889in" style:rel-column-width="272*"/>
    </style:style>
    <style:style style:name="Table3.F" style:family="table-column">
      <style:table-column-properties style:column-width="1.6278in" style:rel-column-width="2344*"/>
    </style:style>
    <style:style style:name="Table3.A1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-left="0.0201in" fo:padding-right="0.0201in" fo:padding-top="0in" fo:padding-bottom="0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3.316in" style:rel-column-width="32458*"/>
    </style:style>
    <style:style style:name="Table5.B" style:family="table-column">
      <style:table-column-properties style:column-width="1.1194in" style:rel-column-width="10957*"/>
    </style:style>
    <style:style style:name="Table5.C" style:family="table-column">
      <style:table-column-properties style:column-width="1.1285in" style:rel-column-width="11045*"/>
    </style:style>
    <style:style style:name="Table5.D" style:family="table-column">
      <style:table-column-properties style:column-width="1.1313in" style:rel-column-width="11075*"/>
    </style:style>
    <style:style style:name="Table5.A1" style:family="table-cell">
      <style:table-cell-properties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-left="0.0201in" fo:padding-right="0.0201in" fo:padding-top="0in" fo:padding-bottom="0in" fo:border="0.05pt solid #000000">
        <style:background-image/>
      </style:table-cell-properties>
    </style:style>
    <style:style style:name="Table5.A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3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-left="0.0201in" fo:padding-right="0.0201in" fo:padding-top="0in" fo:padding-bottom="0in" fo:border="none"/>
    </style:style>
    <style:style style:name="Table5.C5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D5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5.A6" style:family="table-cell">
      <style:table-cell-properties fo:padding-left="0.0201in" fo:padding-right="0.0201in" fo:padding-top="0in" fo:padding-bottom="0in" fo:border="none"/>
    </style:style>
    <style:style style:name="Table5.C6" style:family="table-cell">
      <style:table-cell-properties fo:padding-left="0.0201in" fo:padding-right="0.0201in" fo:padding-top="0in" fo:padding-bottom="0in" fo:border="none"/>
    </style:style>
    <style:style style:name="Table5.D6" style:family="table-cell">
      <style:table-cell-properties fo:padding-left="0.0201in" fo:padding-right="0.0201in" fo:padding-top="0in" fo:padding-bottom="0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7465in" style:rel-column-width="7309*"/>
    </style:style>
    <style:style style:name="Table7.B" style:family="table-column">
      <style:table-column-properties style:column-width="5.9486in" style:rel-column-width="58226*"/>
    </style:style>
    <style:style style:name="Table7.A1" style:family="table-cell">
      <style:table-cell-properties style:vertical-align="middle"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officeooo:paragraph-rsid="0271e1c9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Muli" fo:font-size="8pt" fo:font-weight="bold" officeooo:rsid="0271cee3" officeooo:paragraph-rsid="0271cee3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Muli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uli" fo:font-size="10pt" officeooo:rsid="01abe3ce" officeooo:paragraph-rsid="0273f164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font-size-asian="10pt" style:font-size-complex="10pt"/>
    </style:style>
    <style:style style:name="P10" style:family="paragraph" style:parent-style-name="Standard">
      <style:text-properties style:font-name="Muli" fo:font-size="10pt" officeooo:rsid="023219da" officeooo:paragraph-rsid="023219da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Muli" fo:font-size="10pt" style:font-size-asian="10pt" style:font-size-complex="10pt"/>
    </style:style>
    <style:style style:name="P12" style:family="paragraph" style:parent-style-name="Standard">
      <style:text-properties style:font-name="Muli" fo:font-size="10pt" fo:font-weight="bold" officeooo:rsid="023219da" officeooo:paragraph-rsid="0271e1c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Muli" fo:font-size="10pt" fo:font-style="italic" style:text-underline-style="solid" style:text-underline-width="auto" style:text-underline-color="font-color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fo:font-size="6pt" officeooo:paragraph-rsid="01f6a264" style:font-size-asian="5.25pt" style:font-size-complex="6pt"/>
    </style:style>
    <style:style style:name="P16" style:family="paragraph" style:parent-style-name="Standard">
      <style:text-properties officeooo:paragraph-rsid="0271e1c9"/>
    </style:style>
    <style:style style:name="P17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P21" style:family="paragraph" style:parent-style-name="Table_20_Contents">
      <style:text-properties style:font-name="Muli" fo:font-size="10pt" style:font-size-asian="10pt" style:font-size-complex="10pt"/>
    </style:style>
    <style:style style:name="P22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23" style:family="paragraph" style:parent-style-name="Table_20_Contents">
      <style:text-properties style:font-name="Muli" fo:font-size="10pt" officeooo:rsid="00469800" officeooo:paragraph-rsid="0271e1c9" style:font-size-asian="10pt" style:font-size-complex="10pt"/>
    </style:style>
    <style:style style:name="P24" style:family="paragraph" style:parent-style-name="Table_20_Contents">
      <style:text-properties style:font-name="Muli" fo:font-size="10pt" officeooo:paragraph-rsid="0271e1c9" style:font-size-asian="10pt" style:font-size-complex="10pt"/>
    </style:style>
    <style:style style:name="P25" style:family="paragraph" style:parent-style-name="Table_20_Contents">
      <style:text-properties style:font-name="Muli" fo:font-size="10pt" officeooo:paragraph-rsid="02726772" style:font-size-asian="10pt" style:font-size-complex="10pt"/>
    </style:style>
    <style:style style:name="P26" style:family="paragraph" style:parent-style-name="Table_20_Contents">
      <style:text-properties style:font-name="Muli" fo:font-size="10pt" officeooo:rsid="01e8d7c2" officeooo:paragraph-rsid="02117480" style:font-size-asian="10pt" style:font-size-complex="10pt"/>
    </style:style>
    <style:style style:name="P27" style:family="paragraph" style:parent-style-name="Table_20_Contents">
      <style:text-properties style:font-name="Muli" fo:font-size="10pt" officeooo:rsid="01e8d7c2" officeooo:paragraph-rsid="01e8d7c2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Muli" fo:font-size="10pt" officeooo:rsid="01edfcd0" officeooo:paragraph-rsid="02117480" style:font-size-asian="10pt" style:font-size-complex="10pt"/>
    </style:style>
    <style:style style:name="P2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bold" officeooo:rsid="01edfcd0" officeooo:paragraph-rsid="02117480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37" style:family="paragraph" style:parent-style-name="Table_20_Contents">
      <style:text-properties style:font-name="Muli" fo:font-size="10pt" fo:font-style="italic" officeooo:rsid="006ab7c7" officeooo:paragraph-rsid="0271e1c9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style:font-name="Muli" fo:font-size="10pt" fo:font-style="italic" officeooo:rsid="003fd2bd" officeooo:paragraph-rsid="0271e1c9" style:font-size-asian="10pt" style:font-style-asian="italic" style:font-size-complex="10pt" style:font-style-complex="italic"/>
    </style:style>
    <style:style style:name="P39" style:family="paragraph" style:parent-style-name="Table_20_Contents">
      <style:text-properties style:font-name="Muli" fo:font-size="10pt" fo:font-style="italic" fo:font-weight="bold" officeooo:rsid="0271cee3" officeooo:paragraph-rsid="0271cee3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Muli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Muli" fo:font-size="10pt" fo:font-weight="bold" officeooo:rsid="0271e1c9" officeooo:paragraph-rsid="0271e1c9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Muli" fo:font-size="8pt" fo:font-weight="bold" officeooo:rsid="01e8d7c2" officeooo:paragraph-rsid="01e8d7c2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Muli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text-properties style:font-name="Muli" fo:font-size="8pt" style:font-size-asian="8pt" style:font-size-complex="8pt"/>
    </style:style>
    <style:style style:name="P46" style:family="paragraph" style:parent-style-name="Table_20_Contents">
      <style:text-properties officeooo:paragraph-rsid="0271e1c9"/>
    </style:style>
    <style:style style:name="P47" style:family="paragraph" style:parent-style-name="Frame_20_contents">
      <style:text-properties officeooo:rsid="006c4fd6" officeooo:paragraph-rsid="006c4fd6"/>
    </style:style>
    <style:style style:name="P48" style:family="paragraph" style:parent-style-name="Preformatted_20_Text">
      <style:text-properties style:font-name="Muli" fo:font-size="7pt" style:font-size-asian="7pt" style:font-size-complex="7pt"/>
    </style:style>
    <style:style style:name="P49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50" style:family="paragraph" style:parent-style-name="Standard">
      <style:paragraph-properties fo:text-align="start" style:justify-single-word="false"/>
      <style:text-properties style:font-name="Muli" fo:font-size="10pt" fo:font-style="normal" style:text-underline-style="none" fo:font-weight="normal" officeooo:rsid="0271e1c9" officeooo:paragraph-rsid="0271e1c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text-properties style:font-name="Muli" fo:font-size="10pt" officeooo:paragraph-rsid="02891fac" style:font-size-asian="10pt" style:font-size-complex="10pt"/>
    </style:style>
    <style:style style:name="P52" style:family="paragraph" style:parent-style-name="Table_20_Contents">
      <style:text-properties style:font-name="Muli" fo:font-size="10pt" officeooo:paragraph-rsid="028aff26" style:font-size-asian="10pt" style:font-size-complex="10pt"/>
    </style:style>
    <style:style style:name="P53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846e68" style:font-weight-asian="normal" style:font-weight-complex="normal"/>
    </style:style>
    <style:style style:name="T5" style:family="text">
      <style:text-properties fo:font-weight="normal" officeooo:rsid="00704455" style:font-weight-asian="normal" style:font-weight-complex="normal"/>
    </style:style>
    <style:style style:name="T6" style:family="text">
      <style:text-properties fo:font-weight="normal" officeooo:rsid="001cf0ee" style:font-weight-asian="normal" style:font-weight-complex="normal"/>
    </style:style>
    <style:style style:name="T7" style:family="text">
      <style:text-properties officeooo:rsid="01f6a264"/>
    </style:style>
    <style:style style:name="T8" style:family="text">
      <style:text-properties style:text-underline-style="solid" style:text-underline-width="auto" style:text-underline-color="font-color" officeooo:rsid="007a1ff1"/>
    </style:style>
    <style:style style:name="T9" style:family="text">
      <style:text-properties officeooo:rsid="007a1ff1"/>
    </style:style>
    <style:style style:name="T10" style:family="text">
      <style:text-properties officeooo:rsid="0274a8d1"/>
    </style:style>
    <style:style style:name="T11" style:family="text">
      <style:text-properties officeooo:rsid="00808767"/>
    </style:style>
    <style:style style:name="T12" style:family="text">
      <style:text-properties officeooo:rsid="0271cee3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8f8993" style:font-size-asian="10pt" style:font-size-complex="10pt"/>
    </style:style>
    <style:style style:name="T15" style:family="text">
      <style:text-properties style:text-underline-style="none"/>
    </style:style>
    <style:style style:name="T16" style:family="text">
      <style:text-properties officeooo:rsid="0046a43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Muli" fo:font-size="10pt" style:text-underline-style="solid" style:text-underline-width="auto" style:text-underline-color="font-color" fo:font-weight="bold" officeooo:rsid="004b9554" style:font-size-asian="10pt" style:font-weight-asian="bold" style:font-size-complex="10pt" style:font-weight-complex="bold"/>
    </style:style>
    <style:style style:name="T19" style:family="text">
      <style:text-properties style:font-name="Muli" fo:font-size="10pt" style:text-underline-style="solid" style:text-underline-width="auto" style:text-underline-color="font-color" fo:font-weight="bold" officeooo:rsid="027966d1" style:font-size-asian="10pt" style:font-weight-asian="bold" style:font-size-complex="10pt" style:font-weight-complex="bold"/>
    </style:style>
    <style:style style:name="T20" style:family="text">
      <style:text-properties style:font-name="Muli" fo:font-size="10pt" fo:font-style="italic" officeooo:rsid="027966d1" style:font-size-asian="10pt" style:font-style-asian="italic" style:font-size-complex="10pt" style:font-style-complex="italic"/>
    </style:style>
    <style:style style:name="T21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28aff26"/>
    </style:style>
    <style:style style:name="T24" style:family="text">
      <style:text-properties officeooo:rsid="028e011b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898033664864">
            <table:table-cell table:style-name="Table3.A1" table:number-columns-spanned="6" office:value-type="string">
              <text:p text:style-name="P6"><text:span text:style-name="T14">R</text:span><text:span text:style-name="T13">EIMBURSEMENT</text:span></text:p>
              <text:p text:style-name="P40"><text:text-input text:description="&lt;o.name&gt;"># Reimbursement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898034856048"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5"/>
            </table:table-cell>
            <table:table-cell table:style-name="Table3.A1" office:value-type="string">
              <text:p text:style-name="P45"/>
            </table:table-cell>
            <table:table-cell table:style-name="Table3.A1" office:value-type="string">
              <text:p text:style-name="P45"/>
            </table:table-cell>
            <table:table-cell table:style-name="Table3.A1" office:value-type="string">
              <text:p text:style-name="P45"/>
            </table:table-cell>
          </table:table-row>
          <table:table-row table:style-name="TableLine94898034883952">
            <table:table-cell table:style-name="Table3.A3" office:value-type="string">
              <text:p text:style-name="P31">Nama</text:p>
              <text:p text:style-name="P53">Name</text:p>
            </table:table-cell>
            <table:table-cell table:style-name="Table3.A3" office:value-type="string">
              <text:p text:style-name="P41">:</text:p>
            </table:table-cell>
            <table:table-cell table:style-name="Table3.A3" office:value-type="string">
              <text:p text:style-name="P21"><text:text-input text:description="&lt;o.employee_id.name&gt;">Nama</text:text-input></text:p>
            </table:table-cell>
            <table:table-cell table:style-name="Table3.A3" office:value-type="string">
              <text:p text:style-name="P31">Jabatan</text:p>
              <text:p text:style-name="P53"><text:span text:style-name="T24">Job </text:span>Position</text:p>
            </table:table-cell>
            <table:table-cell table:style-name="Table3.A3" office:value-type="string">
              <text:p text:style-name="P41">:</text:p>
            </table:table-cell>
            <table:table-cell table:style-name="Table3.A3" office:value-type="string">
              <text:p text:style-name="P21"><text:text-input text:description="&lt;o.job_id.name&gt;">Jabatan</text:text-input></text:p>
            </table:table-cell>
          </table:table-row>
          <table:table-row table:style-name="TableLine94898034887920">
            <table:table-cell table:style-name="Table3.A3" office:value-type="string">
              <text:p text:style-name="P31">Tanggal <text:span text:style-name="T12">Pengajuan</text:span></text:p>
              <text:p text:style-name="P39"><text:span text:style-name="T3">Date Expense</text:span> </text:p>
            </table:table-cell>
            <table:table-cell table:style-name="Table3.A3" office:value-type="string">
              <text:p text:style-name="P41">:</text:p>
            </table:table-cell>
            <table:table-cell table:style-name="Table3.A3" office:value-type="string">
              <text:p text:style-name="P21"><text:text-input text:description="&lt;o.date_expense and (time.strftime('%d/%m/%Y', time.strptime(o.date_expense, '%Y-%m-%d'))) or '-'&gt;">Tanggal</text:text-input></text:p>
            </table:table-cell>
            <table:table-cell table:style-name="Table3.A3" office:value-type="string">
              <text:p text:style-name="P31">Tanggal <text:span text:style-name="T12">Jatuh Tempo</text:span></text:p>
              <text:p text:style-name="P53">Date Due</text:p>
            </table:table-cell>
            <table:table-cell table:style-name="Table3.A3" office:value-type="string">
              <text:p text:style-name="P41">:</text:p>
            </table:table-cell>
            <table:table-cell table:style-name="Table3.A3" office:value-type="string">
              <text:p text:style-name="P21"><text:text-input text:description="&lt;o.date_due and (time.strftime('%d/%m/%Y', time.strptime(o.date_due, '%Y-%m-%d'))) or '-'&gt;">Tanggal Jatuh Tempo</text:text-input></text:p>
            </table:table-cell>
          </table:table-row>
          <table:table-row table:style-name="TableLine94898034889264">
            <table:table-cell table:style-name="Table3.A3" office:value-type="string">
              <text:p text:style-name="P32">Jenis</text:p>
              <text:p text:style-name="P53">Type</text:p>
            </table:table-cell>
            <table:table-cell table:style-name="Table3.A3" office:value-type="string">
              <text:p text:style-name="P41">:</text:p>
            </table:table-cell>
            <table:table-cell table:style-name="Table3.A3" office:value-type="string">
              <text:p text:style-name="P25"><text:text-input text:description="&lt;o.type_id.name&gt;">Type</text:text-input></text:p>
            </table:table-cell>
            <table:table-cell table:style-name="Table3.A3" office:value-type="string">
              <text:p text:style-name="P21"/>
            </table:table-cell>
            <table:table-cell table:style-name="Table3.A3" office:value-type="string">
              <text:p text:style-name="P21"/>
            </table:table-cell>
            <table:table-cell table:style-name="Table3.A3" office:value-type="string">
              <text:p text:style-name="P21"/>
            </table:table-cell>
          </table:table-row>
        </table:table-header-rows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94898034890944">
            <table:table-cell table:style-name="Table5.A1" office:value-type="string">
              <text:p text:style-name="P33">Item</text:p>
              <text:p text:style-name="P54">Item</text:p>
            </table:table-cell>
            <table:table-cell table:style-name="Table5.B1" office:value-type="string">
              <text:p text:style-name="P34">Kuantitas</text:p>
              <text:p text:style-name="P54">Quantity</text:p>
            </table:table-cell>
            <table:table-cell table:style-name="Table5.B1" office:value-type="string">
              <text:p text:style-name="P34">Harga Satuan</text:p>
              <text:p text:style-name="P54">Unit Price</text:p>
            </table:table-cell>
            <table:table-cell table:style-name="Table5.D1" office:value-type="string">
              <text:p text:style-name="P33">Total</text:p>
              <text:p text:style-name="P54">Total</text:p>
            </table:table-cell>
          </table:table-row>
        </table:table-header-rows>
        <table:table-row table:style-name="TableLine94898034918880">
          <table:table-cell table:style-name="Table5.A2" table:number-columns-spanned="4" office:value-type="string">
            <text:p text:style-name="P26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898034919600">
          <table:table-cell table:style-name="Table5.A3" office:value-type="string">
            <text:p text:style-name="P51"><text:span text:style-name="T22"><text:text-input text:description="&lt;line.product_id.name&gt;">Item</text:text-input></text:span><text:s/></text:p>
            <text:p text:style-name="P51"><text:text-input text:description="&lt;if test=&quot;line.note&quot;&gt;">IF DESC</text:text-input><text:text-input text:description="&lt;line.note&gt;">Deskripsi</text:text-input><text:text-input text:description="&lt;/if&gt;">END IF</text:text-input><text:s/></text:p>
            <text:p text:style-name="P52"><text:span text:style-name="T23"><text:text-input text:description="&lt;if test=&quot;line.ref&quot;&gt;">IF REF</text:text-input></text:span><text:span text:style-name="T23">Ref: </text:span><text:span text:style-name="T23"><text:text-input text:description="&lt;line.ref&gt;"> REF</text:text-input></text:span><text:span text:style-name="T23"><text:text-input text:description="&lt;/if&gt;">END IF</text:text-input></text:span></text:p>
          </table:table-cell>
          <table:table-cell table:style-name="Table5.B3" office:value-type="string">
            <text:p text:style-name="P9"><text:text-input text:description="&lt;formatLang(line.quantity)&gt;">Kuantitas</text:text-input><text:s/><text:text-input text:description="&lt;line.uom_id&gt;">UOM</text:text-input></text:p>
          </table:table-cell>
          <table:table-cell table:style-name="Table5.C3" office:value-type="string">
            <text:p text:style-name="P11"><text:text-input text:description="&lt;formatLang(line.price_unit)&gt;">Harga Satuan</text:text-input></text:p>
          </table:table-cell>
          <table:table-cell table:style-name="Table5.D3" office:value-type="string">
            <text:p text:style-name="P11"><text:text-input text:description="&lt;formatLang(line.price_subtotal)&gt;">Total</text:text-input></text:p>
          </table:table-cell>
        </table:table-row>
        <table:table-row table:style-name="TableLine94898034922320">
          <table:table-cell table:style-name="Table5.A4" table:number-columns-spanned="4" office:value-type="string">
            <text:p text:style-name="P27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898034923488">
          <table:table-cell table:style-name="Table5.A5" table:number-columns-spanned="2" office:value-type="string">
            <text:p text:style-name="P12">(<text:span text:style-name="T1"><text:text-input text:description="&lt;get_terbilang(o.amount_total)&gt;">Terbilang</text:text-input></text:span>)</text:p>
          </table:table-cell>
          <table:covered-table-cell/>
          <table:table-cell table:style-name="Table5.C5" office:value-type="string">
            <text:p text:style-name="P35">Jumlah </text:p>
            <text:p text:style-name="P42"><text:span text:style-name="T2">Total</text:span> </text:p>
          </table:table-cell>
          <table:table-cell table:style-name="Table5.D5" office:value-type="string">
            <text:p text:style-name="P11"><text:text-input text:description="&lt;formatLang(o.amount_total)&gt;">Jumlah Rupiah</text:text-input></text:p>
          </table:table-cell>
        </table:table-row>
        <table:table-row table:style-name="TableLine94898034926000">
          <table:table-cell table:style-name="Table5.A6" table:number-columns-spanned="2" office:value-type="string">
            <text:p text:style-name="P10"/>
          </table:table-cell>
          <table:covered-table-cell/>
          <table:table-cell table:style-name="Table5.C6" office:value-type="string">
            <text:p text:style-name="P28"/>
          </table:table-cell>
          <table:table-cell table:style-name="Table5.D6" office:value-type="string">
            <text:p text:style-name="P7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header-rows>
          <table:table-row table:style-name="TableLine94898034928704">
            <table:table-cell table:style-name="Table7.A1" office:value-type="string">
              <text:p text:style-name="P13"><text:span text:style-name="T17">Catatan :</text:span><text:span text:style-name="T15"> </text:span></text:p>
              <text:p text:style-name="P50">Note</text:p>
            </table:table-cell>
            <table:table-cell table:style-name="Table7.A1" office:value-type="string">
              <text:p text:style-name="P14"><text:text-input text:description="&lt;o.note&gt;">Note</text:text-input></text:p>
            </table:table-cell>
          </table:table-row>
        </table:table-header-rows>
      </table:table>
      <text:p text:style-name="P5"/>
      <text:p text:style-name="P8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29">Disiapkan Oleh</text:p>
            <text:p text:style-name="P37">Prepared By</text:p>
          </table:table-cell>
          <table:table-cell table:style-name="Table6.A1" office:value-type="string">
            <text:p text:style-name="P46"><text:span text:style-name="T18">Di</text:span><text:span text:style-name="T19">ajukan</text:span><text:span text:style-name="T18"> Oleh</text:span></text:p>
            <text:p text:style-name="P46"><text:span text:style-name="T20">Submitted</text:span><text:span text:style-name="T21"> By</text:span></text:p>
          </table:table-cell>
          <table:table-cell table:style-name="Table6.C1" office:value-type="string">
            <text:p text:style-name="P30">Mengetahui</text:p>
            <text:p text:style-name="P38"><text:span text:style-name="T16">Approved</text:span> By</text:p>
            <text:p text:style-name="P38"/>
            <text:p text:style-name="P38"/>
            <text:p text:style-name="P38"/>
            <text:p text:style-name="P38"/>
          </table:table-cell>
          <table:table-cell table:style-name="Table6.D1" office:value-type="string">
            <text:p text:style-name="P30"/>
          </table:table-cell>
        </table:table-row>
        <table:table-row table:style-name="Table6.1">
          <table:table-cell table:style-name="Table6.A2" office:value-type="string">
            <text:p text:style-name="P24"><text:text-input text:description="&lt;o.create_uid.name&gt;">PREPARED BY</text:text-input></text:p>
          </table:table-cell>
          <table:table-cell table:style-name="Table6.A2" office:value-type="string">
            <text:p text:style-name="P23"><text:text-input text:description="&lt;o.employee_id and o.employee_id.name or '-'&gt;">PARTNER</text:text-input></text:p>
          </table:table-cell>
          <table:table-cell table:style-name="Table6.C2" office:value-type="string">
            <text:p text:style-name="P36"/>
          </table:table-cell>
          <table:table-cell table:style-name="Table6.D1" office:value-type="string">
            <text:p text:style-name="P3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32760*"/>
    </style:style>
    <style:style style:name="Table1.B" style:family="table-column">
      <style:table-column-properties style:column-width="2.341in" style:rel-column-width="22914*"/>
    </style:style>
    <style:style style:name="Table1.C" style:family="table-column">
      <style:table-column-properties style:column-width="1.0076in" style:rel-column-width="9861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MP8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Preformatted_20_Text">
      <style:text-properties style:font-name="Muli" fo:font-size="7pt" style:font-size-asian="7pt" style:font-size-complex="7pt"/>
    </style:style>
    <style:style style:name="MP11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1f6a264"/>
    </style:style>
    <style:style style:name="MT7" style:family="text">
      <style:text-properties style:text-underline-style="solid" style:text-underline-width="auto" style:text-underline-color="font-color" officeooo:rsid="007a1ff1"/>
    </style:style>
    <style:style style:name="MT8" style:family="text">
      <style:text-properties officeooo:rsid="007a1ff1"/>
    </style:style>
    <style:style style:name="MT9" style:family="text">
      <style:text-properties officeooo:rsid="0274a8d1"/>
    </style:style>
    <style:style style:name="MT10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898034593984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98034771456">
            <table:table-cell table:style-name="Table1.A1" office:value-type="string">
              <text:p text:style-name="MP10"><text:span text:style-name="MT6"># Reimbursement </text:span><text:s/></text:p>
              <text:p text:style-name="MP10"><text:text-input text:description="&lt;o.name&gt;"># Reimbursement Number</text:text-input></text:p>
            </table:table-cell>
            <table:table-cell table:style-name="Table1.A1" office:value-type="string">
              <text:p text:style-name="MP11"><text:span text:style-name="MT7">Tanggal Cetak</text:span><text:span text:style-name="MT8">: </text:span></text:p>
              <text:p text:style-name="MP11"><text:span text:style-name="MT9">Print Date <text:s/></text:span><text:span text:style-name="MT8"><text:s/></text:span></text:p>
            </table:table-cell>
            <table:table-cell table:style-name="Table1.A1" office:value-type="string">
              <text:p text:style-name="MP10"><text:span text:style-name="MT8"><text:text-input text:description="&lt;get_print_date()&gt;">DATE PRINT</text:text-input></text:span><text:span text:style-name="MT8"><text:s/></text:span><text:span text:style-name="MT10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02T16:41:17.621252493</dc:date>
    <meta:editing-duration>PT11H54M58S</meta:editing-duration>
    <meta:editing-cycles>182</meta:editing-cycles>
    <meta:generator>LibreOffice/6.4.7.2$Linux_X86_64 LibreOffice_project/40$Build-2</meta:generator>
    <meta:document-statistic meta:table-count="6" meta:image-count="0" meta:object-count="0" meta:page-count="1" meta:paragraph-count="63" meta:word-count="207" meta:character-count="748" meta:non-whitespace-character-count="684"/>
  </office:meta>
</office:document-meta>
</file>